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0.99pt double #000000" style:border-line-width-bottom="0.74pt 0.11pt 1.5pt" style:text-align-source="fix" style:repeat-content="false" fo:border-left="0.06pt solid #000000" fo:border-right="0.06pt solid #000000" fo:border-top="0.99pt double #000000" style:border-line-width-top="0.74pt 0.11pt 1.5pt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61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 style:data-style-name="N61">
      <style:table-cell-properties fo:border-bottom="0.99pt double #000000" style:border-line-width-bottom="0.74pt 0.11pt 1.5pt" style:text-align-source="fix" style:repeat-content="false" fo:border-left="0.06pt solid #000000" fo:border-right="0.06pt solid #000000" fo:border-top="0.99pt double #000000" style:border-line-width-top="0.74pt 0.11pt 1.5pt"/>
      <style:paragraph-properties fo:text-align="center" fo:margin-left="0pt"/>
    </style:style>
    <style:style style:name="ce12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61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61">
      <style:table-cell-properties fo:border-bottom="0.99pt double #000000" style:border-line-width-bottom="0.74pt 0.11pt 1.5pt" fo:background-color="#dddddd" style:text-align-source="fix" style:repeat-content="false" fo:border-left="0.06pt solid #000000" fo:border-right="0.06pt solid #000000" fo:border-top="0.99pt double #000000" style:border-line-width-top="0.74pt 0.11pt 1.5pt"/>
      <style:paragraph-properties fo:text-align="center" fo:margin-left="0pt"/>
    </style:style>
    <style:style style:name="ce15" style:family="table-cell" style:parent-style-name="Default" style:data-style-name="N61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 style:data-style-name="N61">
      <style:table-cell-properties fo:border-bottom="0.06pt solid #000000" fo:background-color="#f68e76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61">
      <style:table-cell-properties fo:border-bottom="none" fo:background-color="#f68e76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61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background-color="#dce7f7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99pt double #000000" style:border-line-width-bottom="0.74pt 0.11pt 1.5pt" fo:background-color="#dddddd" style:text-align-source="fix" style:repeat-content="false" fo:border-left="0.06pt solid #000000" fo:border-right="0.06pt solid #000000" fo:border-top="0.99pt double #000000" style:border-line-width-top="0.74pt 0.11pt 1.5pt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f68e76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f68e76"/>
    </style:style>
    <style:style style:name="ce28" style:family="table-cell" style:parent-style-name="Default">
      <style:table-cell-properties fo:background-color="#adc5e7"/>
    </style:style>
    <style:style style:name="ce29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3"/>
        <table:table-column table:style-name="co4" table:default-cell-style-name="ce13"/>
        <table:table-column table:style-name="co5" table:default-cell-style-name="ce5"/>
        <table:table-column table:style-name="co1" table:number-columns-repeated="2" table:default-cell-style-name="ce23"/>
        <table:table-column table:style-name="co6" table:default-cell-style-name="ce2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UMMARY OF SIMULATION SCENARIOS</text:p>
          </table:table-cell>
          <table:covered-table-cell table:number-columns-repeated="6" table:style-name="ce8"/>
          <table:table-cell table:number-columns-repeated="3"/>
        </table:table-row>
        <table:table-row table:style-name="ro1">
          <table:table-cell table:style-name="ce2"/>
          <table:table-cell table:style-name="ce8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>
            <text:p>scenarios</text:p>
          </table:table-cell>
          <table:table-cell table:style-name="ce3" office:value-type="string" calcext:value-type="string">
            <text:p>permeability</text:p>
          </table:table-cell>
          <table:table-cell table:style-name="ce3" office:value-type="string" calcext:value-type="string">
            <text:p>formation_rate</text:p>
          </table:table-cell>
          <table:table-cell table:style-name="ce3" office:value-type="string" calcext:value-type="string">
            <text:p>dissociation_rate</text:p>
          </table:table-cell>
          <table:table-cell table:style-name="ce3" office:value-type="string" calcext:value-type="string">
            <text:p>thickness</text:p>
          </table:table-cell>
          <table:table-cell table:style-name="ce3" office:value-type="string" calcext:value-type="string">
            <text:p>max_sh</text:p>
          </table:table-cell>
          <table:table-cell table:style-name="ce3" office:value-type="string" calcext:value-type="string">
            <text:p>V_h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1E-015" office:value-type="float" office:value="1E-015" calcext:value-type="float">
            <text:p>1.00E-15</text:p>
          </table:table-cell>
          <table:table-cell table:style-name="ce9" office:value-type="float" office:value="1E-018" calcext:value-type="float">
            <text:p>1.00E-18</text:p>
          </table:table-cell>
          <table:table-cell table:style-name="ce9" office:value-type="float" office:value="1E-020" calcext:value-type="float">
            <text:p>1.00E-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formula="of:=(2/3)*[.$E4]*[.$F4]" office:value-type="float" office:value="16.6666666666667" calcext:value-type="float">
            <text:p>16.6666666666667</text:p>
          </table:table-cell>
          <table:table-cell/>
          <table:table-cell table:style-name="ce26"/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office:value-type="float" office:value="1E-020" calcext:value-type="float">
            <text:p>1.00E-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table:formula="of:=(2/3)*[.$E5]*[.$F5]" office:value-type="float" office:value="1" calcext:value-type="float">
            <text:p>1</text:p>
          </table:table-cell>
          <table:table-cell/>
          <table:table-cell table:style-name="ce27"/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office:value-type="float" office:value="1E-020" calcext:value-type="float">
            <text:p>1.00E-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table:formula="of:=(2/3)*[.$E6]*[.$F6]" office:value-type="float" office:value="3" calcext:value-type="float">
            <text:p>3</text:p>
          </table:table-cell>
          <table:table-cell/>
          <table:table-cell table:style-name="ce28"/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office:value-type="float" office:value="1E-020" calcext:value-type="float">
            <text:p>1.00E-20</text:p>
          </table:table-cell>
          <table:table-cell office:value-type="float" office:value="50" calcext:value-type="float">
            <text:p>50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table:formula="of:=(2/3)*[.$E7]*[.$F7]" office:value-type="float" office:value="10" calcext:value-type="float">
            <text:p>10</text:p>
          </table:table-cell>
          <table:table-cell/>
          <table:table-cell table:style-name="ce29"/>
          <table:table-cell office:value-type="string" calcext:value-type="string">
            <text:p>misc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1" table:formula="of:=1E-015" office:value-type="float" office:value="1E-015" calcext:value-type="float">
            <text:p>1.00E-15</text:p>
          </table:table-cell>
          <table:table-cell table:style-name="ce14" office:value-type="float" office:value="1E-018" calcext:value-type="float">
            <text:p>1.00E-18</text:p>
          </table:table-cell>
          <table:table-cell table:style-name="ce14" office:value-type="float" office:value="1E-020" calcext:value-type="float">
            <text:p>1.00E-20</text:p>
          </table:table-cell>
          <table:table-cell table:style-name="ce6" office:value-type="float" office:value="50" calcext:value-type="float">
            <text:p>50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table:formula="of:=(2/3)*[.$E8]*[.$F8]" office:value-type="float" office:value="20" calcext:value-type="float">
            <text:p>20</text:p>
          </table:table-cell>
          <table:table-cell office:value-type="string" calcext:value-type="string">
            <text:p>reference scenari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office:value-type="float" office:value="1E-020" calcext:value-type="float">
            <text:p>1.00E-20</text:p>
          </table:table-cell>
          <table:table-cell office:value-type="float" office:value="50" calcext:value-type="float">
            <text:p>50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table:formula="of:=(2/3)*[.$E9]*[.$F9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table:style-name="ce17" office:value-type="float" office:value="1E-019" calcext:value-type="float">
            <text:p>1.00E-19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table:formula="of:=(2/3)*[.$E10]*[.$F1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E-015" office:value-type="float" office:value="1E-015" calcext:value-type="float">
            <text:p>1.00E-15</text:p>
          </table:table-cell>
          <table:table-cell office:value-type="float" office:value="1E-018" calcext:value-type="float">
            <text:p>1.00E-18</text:p>
          </table:table-cell>
          <table:table-cell table:style-name="ce15" office:value-type="float" office:value="1E-021" calcext:value-type="float">
            <text:p>1.00E-2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table:formula="of:=(2/3)*[.$E11]*[.$F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E-015" office:value-type="float" office:value="1E-015" calcext:value-type="float">
            <text:p>1.00E-15</text:p>
          </table:table-cell>
          <table:table-cell table:style-name="ce15" office:value-type="float" office:value="1E-019" calcext:value-type="float">
            <text:p>1.00E-19</text:p>
          </table:table-cell>
          <table:table-cell office:value-type="float" office:value="1E-020" calcext:value-type="float">
            <text:p>1.00E-2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table:formula="of:=(2/3)*[.$E12]*[.$F1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2" table:formula="of:=1E-015" office:value-type="float" office:value="1E-015" calcext:value-type="float">
            <text:p>1.00E-15</text:p>
          </table:table-cell>
          <table:table-cell table:style-name="ce16" office:value-type="float" office:value="1E-017" calcext:value-type="float">
            <text:p>1.00E-17</text:p>
          </table:table-cell>
          <table:table-cell table:style-name="ce18" office:value-type="float" office:value="1E-020" calcext:value-type="float">
            <text:p>1.00E-20</text:p>
          </table:table-cell>
          <table:table-cell table:style-name="ce7" office:value-type="float" office:value="50" calcext:value-type="float">
            <text:p>50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table:formula="of:=(2/3)*[.$E13]*[.$F13]"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1T12:25:28.177228694</meta:creation-date>
    <dc:date>2023-08-01T12:47:17.439979926</dc:date>
    <meta:editing-duration>PT11M28S</meta:editing-duration>
    <meta:editing-cycles>2</meta:editing-cycles>
    <meta:generator>LibreOffice/6.0.7.3$Linux_X86_64 LibreOffice_project/00m0$Build-3</meta:generator>
    <meta:document-statistic meta:table-count="1" meta:cell-count="83" meta:object-count="0"/>
  </office:meta>
</office:document-meta>
</file>